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4" style:family="graphic" style:parent-style-name="standard">
      <style:graphic-properties draw:stroke="none" draw:fill-color="#66ff00" draw:opacity="30%" draw:opacity-name="" draw:textarea-vertical-align="middle"/>
    </style:style>
    <style:style style:name="gr5" style:family="graphic" style:parent-style-name="standard">
      <style:graphic-properties draw:stroke="none" draw:fill-color="#66ff00" draw:opacity="50%" draw:opacity-name="" draw:textarea-vertical-align="middle"/>
    </style:style>
    <style:style style:name="gr6" style:family="graphic" style:parent-style-name="standard">
      <style:graphic-properties draw:stroke="none" draw:fill-color="#66ff00" draw:opacity="30%" draw:opacity-name="" draw:textarea-horizontal-align="justify" draw:textarea-vertical-align="middle" draw:auto-grow-height="false" fo:min-height="0cm" fo:min-width="0cm" draw:shadow="hidden"/>
    </style:style>
    <style:style style:name="gr7" style:family="graphic" style:parent-style-name="standard">
      <style:graphic-properties draw:stroke="none" draw:fill-color="#0066ff" draw:opacity="30%" draw:opacity-name="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66ff00" draw:opacity="70%" draw:opacity-name="" draw:textarea-vertical-align="middle"/>
    </style:style>
    <style:style style:name="gr9" style:family="graphic" style:parent-style-name="standard">
      <style:graphic-properties draw:stroke="none" draw:fill-color="#0066ff" draw:opacity="50%" draw:opacity-name="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0066ff" draw:opacity="30%" draw:opacity-name="" draw:textarea-vertical-align="middle"/>
    </style:style>
    <style:style style:name="gr11" style:family="graphic" style:parent-style-name="standard">
      <style:graphic-properties draw:stroke="none" draw:fill-color="#ff3300" draw:opacity="30%" draw:opacity-name="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66ff00" draw:opacity="50%" draw:opacity-name="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draw:stroke="none" draw:fill-color="#0066ff" draw:opacity="30%" draw:opacity-name="" draw:textarea-horizontal-align="justify" draw:textarea-vertical-align="middle" draw:auto-grow-height="false" fo:min-height="0cm" fo:min-width="0cm" draw:shadow="hidden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66ff00" draw:opacity="50%" draw:opacity-name="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0066ff" draw:opacity="50%" draw:opacity-name="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ff3300" draw:opacity="50%" draw:opacity-name="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justify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7" draw:id="id7">
          <draw:ellipse draw:style-name="gr1" draw:text-style-name="P1" draw:layer="layout" svg:width="1.8cm" svg:height="1.7cm" svg:x="25.4cm" svg:y="2.174cm">
            <text:p/>
          </draw:ellipse>
        </draw:g>
        <draw:g xml:id="id4" draw:id="id4">
          <draw:ellipse draw:style-name="gr1" draw:text-style-name="P1" draw:layer="layout" svg:width="1.8cm" svg:height="1.7cm" svg:x="8.7cm" svg:y="15.448cm">
            <text:p/>
          </draw:ellipse>
        </draw:g>
        <draw:g xml:id="id6" draw:id="id6">
          <draw:ellipse draw:style-name="gr1" draw:text-style-name="P1" draw:layer="layout" svg:width="1.8cm" svg:height="1.7cm" svg:x="15.3cm" svg:y="10.374cm">
            <text:p/>
          </draw:ellipse>
        </draw:g>
        <draw:g xml:id="id2" draw:id="id2">
          <draw:ellipse draw:style-name="gr1" draw:text-style-name="P1" draw:layer="layout" svg:width="1.8cm" svg:height="1.698cm" draw:transform="skewX (-0.0500909495322278) rotate (-0.0500909495334148) translate (2.7cm 11.148cm)">
            <text:p/>
          </draw:ellipse>
        </draw:g>
        <draw:g xml:id="id9" draw:id="id9">
          <draw:ellipse draw:style-name="gr1" draw:text-style-name="P1" draw:layer="layout" svg:width="1.8cm" svg:height="1.7cm" svg:x="19.5cm" svg:y="16.874cm">
            <text:p/>
          </draw:ellipse>
        </draw:g>
        <draw:g xml:id="id8" draw:id="id8">
          <draw:ellipse draw:style-name="gr1" draw:text-style-name="P1" draw:layer="layout" svg:width="1.8cm" svg:height="1.7cm" svg:x="22.2cm" svg:y="7.248cm">
            <text:p/>
          </draw:ellipse>
        </draw:g>
        <draw:g xml:id="id5" draw:id="id5">
          <draw:ellipse draw:style-name="gr1" draw:text-style-name="P1" draw:layer="layout" svg:width="1.8cm" svg:height="1.7cm" svg:x="14.1cm" svg:y="2.674cm">
            <text:p/>
          </draw:ellipse>
        </draw:g>
        <draw:g xml:id="id3" draw:id="id3">
          <draw:ellipse draw:style-name="gr1" draw:text-style-name="P1" draw:layer="layout" svg:width="1.8cm" svg:height="1.7cm" svg:x="7.5cm" svg:y="6.848cm">
            <text:p/>
          </draw:ellipse>
        </draw:g>
        <draw:g xml:id="id1" draw:id="id1">
          <draw:ellipse draw:style-name="gr1" draw:text-style-name="P1" draw:layer="layout" svg:width="1.8cm" svg:height="1.7cm" svg:x="2.5cm" svg:y="1.7cm">
            <text:p/>
          </draw:ellipse>
        </draw:g>
        <draw:connector draw:style-name="gr2" draw:text-style-name="P1" draw:layer="layout" draw:type="line" svg:x1="3.4cm" svg:y1="3.4cm" svg:x2="3.599cm" svg:y2="11.192cm" draw:start-shape="id1" draw:start-glue-point="2" draw:end-shape="id2" draw:end-glue-point="0" svg:d="M3400 3400l199 7792">
          <text:p/>
        </draw:connector>
        <draw:connector draw:style-name="gr2" draw:text-style-name="P1" draw:layer="layout" draw:type="line" svg:x1="8.4cm" svg:y1="8.548cm" svg:x2="3.6cm" svg:y2="11.074cm" draw:start-shape="id3" draw:start-glue-point="2" svg:d="M8400 8548l-4800 2526">
          <text:p/>
        </draw:connector>
        <draw:connector draw:style-name="gr2" draw:text-style-name="P1" draw:layer="layout" draw:type="line" svg:x1="3.401cm" svg:y1="3.452cm" svg:x2="8.4cm" svg:y2="6.848cm" draw:end-shape="id3" draw:end-glue-point="0" svg:d="M3401 3452l4999 3396">
          <text:p/>
        </draw:connector>
        <draw:connector draw:style-name="gr2" draw:text-style-name="P1" draw:layer="layout" draw:type="line" svg:x1="8.4cm" svg:y1="8.6cm" svg:x2="9.6cm" svg:y2="15.448cm" draw:end-shape="id4" draw:end-glue-point="0" svg:d="M8400 8600l1200 6848">
          <text:p/>
        </draw:connector>
        <draw:connector draw:style-name="gr2" draw:text-style-name="P1" draw:layer="layout" draw:type="line" svg:x1="14.1cm" svg:y1="3.524cm" svg:x2="8.401cm" svg:y2="6.774cm" draw:start-shape="id5" draw:start-glue-point="3" svg:d="M14100 3524l-5699 3250">
          <text:p/>
        </draw:connector>
        <draw:connector draw:style-name="gr2" draw:text-style-name="P1" draw:layer="layout" draw:type="line" svg:x1="15cm" svg:y1="4.374cm" svg:x2="16.2cm" svg:y2="10.374cm" draw:start-shape="id5" draw:start-glue-point="2" draw:end-shape="id6" draw:end-glue-point="0" svg:d="M15000 4374l1200 6000">
          <text:p/>
        </draw:connector>
        <draw:connector draw:style-name="gr2" draw:text-style-name="P1" draw:layer="layout" draw:type="line" svg:x1="26.3cm" svg:y1="3.874cm" svg:x2="24cm" svg:y2="8.098cm" draw:start-shape="id7" draw:start-glue-point="2" draw:end-shape="id8" svg:d="M26300 3874l-2300 4224">
          <text:p/>
        </draw:connector>
        <draw:connector draw:style-name="gr2" draw:text-style-name="P1" draw:layer="layout" draw:type="line" svg:x1="22.2cm" svg:y1="8.098cm" svg:x2="17.1cm" svg:y2="11.224cm" draw:start-shape="id8" draw:start-glue-point="3" draw:end-shape="id6" draw:end-glue-point="1" svg:d="M22200 8098l-5100 3126">
          <text:p/>
        </draw:connector>
        <draw:connector draw:style-name="gr2" draw:text-style-name="P1" draw:layer="layout" draw:type="line" svg:x1="19.5cm" svg:y1="17.724cm" svg:x2="16.2cm" svg:y2="12.074cm" draw:start-shape="id9" draw:end-shape="id6" draw:end-glue-point="2" svg:d="M19500 17724l-3300-5650">
          <text:p/>
        </draw:connector>
        <draw:connector draw:style-name="gr2" draw:text-style-name="P1" draw:layer="layout" draw:type="line" svg:x1="15.9cm" svg:y1="3.524cm" svg:x2="25.4cm" svg:y2="3.024cm" draw:start-shape="id5" draw:start-glue-point="1" draw:end-shape="id7" draw:end-glue-point="3" svg:d="M15900 3524l9500-500">
          <text:p/>
        </draw:connector>
      </draw:page>
      <draw:page draw:name="page2" draw:style-name="dp1" draw:master-page-name="Standard">
        <draw:g xml:id="id16" draw:id="id16">
          <draw:ellipse draw:style-name="gr1" draw:text-style-name="P1" draw:layer="layout" svg:width="1.8cm" svg:height="1.7cm" svg:x="25.4cm" svg:y="2.174cm">
            <text:p/>
          </draw:ellipse>
          <draw:frame draw:style-name="gr3" draw:text-style-name="P2" draw:layer="layout" svg:width="1.285cm" svg:height="1.826cm" svg:x="25.7cm" svg:y="2.1cm">
            <draw:text-box>
              <text:p><text:span text:style-name="T1">9</text:span></text:p>
            </draw:text-box>
          </draw:frame>
        </draw:g>
        <draw:g xml:id="id13" draw:id="id13">
          <draw:ellipse draw:style-name="gr1" draw:text-style-name="P1" draw:layer="layout" svg:width="1.8cm" svg:height="1.7cm" svg:x="8.7cm" svg:y="15.448cm">
            <text:p/>
          </draw:ellipse>
          <draw:frame draw:style-name="gr3" draw:text-style-name="P2" draw:layer="layout" svg:width="1.4cm" svg:height="1.826cm" svg:x="9cm" svg:y="15.374cm">
            <draw:text-box>
              <text:p><text:span text:style-name="T1">8</text:span></text:p>
            </draw:text-box>
          </draw:frame>
        </draw:g>
        <draw:g xml:id="id15" draw:id="id15">
          <draw:ellipse draw:style-name="gr1" draw:text-style-name="P1" draw:layer="layout" svg:width="1.8cm" svg:height="1.7cm" svg:x="15.3cm" svg:y="10.374cm">
            <text:p/>
          </draw:ellipse>
          <draw:frame draw:style-name="gr3" draw:text-style-name="P2" draw:layer="layout" svg:width="1.285cm" svg:height="1.826cm" svg:x="15.6cm" svg:y="10.3cm">
            <draw:text-box>
              <text:p><text:span text:style-name="T1">7</text:span></text:p>
            </draw:text-box>
          </draw:frame>
        </draw:g>
        <draw:g xml:id="id11" draw:id="id11">
          <draw:ellipse draw:style-name="gr1" draw:text-style-name="P1" draw:layer="layout" svg:width="1.8cm" svg:height="1.698cm" draw:transform="skewX (-0.0500909495322278) rotate (-0.0500909495334148) translate (2.7cm 11.148cm)">
            <text:p/>
          </draw:ellipse>
          <draw:frame draw:style-name="gr3" draw:text-style-name="P2" draw:layer="layout" svg:width="1.285cm" svg:height="1.826cm" svg:x="3cm" svg:y="11.074cm">
            <draw:text-box>
              <text:p><text:span text:style-name="T1">6</text:span></text:p>
            </draw:text-box>
          </draw:frame>
        </draw:g>
        <draw:g xml:id="id18" draw:id="id18">
          <draw:ellipse draw:style-name="gr1" draw:text-style-name="P1" draw:layer="layout" svg:width="1.8cm" svg:height="1.7cm" svg:x="19.5cm" svg:y="16.874cm">
            <text:p/>
          </draw:ellipse>
          <draw:frame draw:style-name="gr3" draw:text-style-name="P2" draw:layer="layout" svg:width="1.285cm" svg:height="1.826cm" svg:x="19.8cm" svg:y="16.8cm">
            <draw:text-box>
              <text:p><text:span text:style-name="T1">4</text:span></text:p>
            </draw:text-box>
          </draw:frame>
        </draw:g>
        <draw:g xml:id="id17" draw:id="id17">
          <draw:ellipse draw:style-name="gr1" draw:text-style-name="P1" draw:layer="layout" svg:width="1.8cm" svg:height="1.7cm" svg:x="22.2cm" svg:y="7.248cm">
            <text:p/>
          </draw:ellipse>
          <draw:frame draw:style-name="gr3" draw:text-style-name="P2" draw:layer="layout" svg:width="1.285cm" svg:height="1.826cm" svg:x="22.5cm" svg:y="7.174cm">
            <draw:text-box>
              <text:p><text:span text:style-name="T1">5</text:span></text:p>
            </draw:text-box>
          </draw:frame>
        </draw:g>
        <draw:g xml:id="id14" draw:id="id14">
          <draw:ellipse draw:style-name="gr1" draw:text-style-name="P1" draw:layer="layout" svg:width="1.8cm" svg:height="1.7cm" svg:x="14.1cm" svg:y="2.674cm">
            <text:p/>
          </draw:ellipse>
          <draw:frame draw:style-name="gr3" draw:text-style-name="P2" draw:layer="layout" svg:width="1.285cm" svg:height="1.826cm" svg:x="14.4cm" svg:y="2.6cm">
            <draw:text-box>
              <text:p><text:span text:style-name="T1">2</text:span></text:p>
            </draw:text-box>
          </draw:frame>
        </draw:g>
        <draw:g xml:id="id12" draw:id="id12">
          <draw:ellipse draw:style-name="gr1" draw:text-style-name="P1" draw:layer="layout" svg:width="1.8cm" svg:height="1.7cm" svg:x="7.5cm" svg:y="6.848cm">
            <text:p/>
          </draw:ellipse>
          <draw:frame draw:style-name="gr3" draw:text-style-name="P2" draw:layer="layout" svg:width="1.285cm" svg:height="1.826cm" svg:x="7.8cm" svg:y="6.774cm">
            <draw:text-box>
              <text:p><text:span text:style-name="T1">3</text:span></text:p>
            </draw:text-box>
          </draw:frame>
        </draw:g>
        <draw:g xml:id="id10" draw:id="id10">
          <draw:ellipse draw:style-name="gr1" draw:text-style-name="P1" draw:layer="layout" svg:width="1.8cm" svg:height="1.7cm" svg:x="2.5cm" svg:y="1.7cm">
            <text:p/>
          </draw:ellipse>
          <draw:frame draw:style-name="gr3" draw:text-style-name="P2" draw:layer="layout" svg:width="1.285cm" svg:height="1.826cm" svg:x="2.8cm" svg:y="1.626cm">
            <draw:text-box>
              <text:p><text:span text:style-name="T1">1</text:span></text:p>
            </draw:text-box>
          </draw:frame>
        </draw:g>
        <draw:connector draw:style-name="gr2" draw:text-style-name="P1" draw:layer="layout" draw:type="line" svg:x1="3.4cm" svg:y1="3.452cm" svg:x2="3.599cm" svg:y2="11.074cm" draw:start-shape="id10" draw:start-glue-point="2" draw:end-shape="id11" draw:end-glue-point="0" svg:d="M3400 3452l199 7622">
          <text:p/>
        </draw:connector>
        <draw:connector draw:style-name="gr2" draw:text-style-name="P1" draw:layer="layout" draw:type="line" svg:x1="8.4cm" svg:y1="8.6cm" svg:x2="3.6cm" svg:y2="11.074cm" draw:start-shape="id12" draw:start-glue-point="2" svg:d="M8400 8600l-4800 2474">
          <text:p/>
        </draw:connector>
        <draw:connector draw:style-name="gr2" draw:text-style-name="P1" draw:layer="layout" draw:type="line" svg:x1="3.401cm" svg:y1="3.452cm" svg:x2="8.4cm" svg:y2="6.774cm" draw:end-shape="id12" draw:end-glue-point="0" svg:d="M3401 3452l4999 3322">
          <text:p/>
        </draw:connector>
        <draw:connector draw:style-name="gr2" draw:text-style-name="P1" draw:layer="layout" draw:type="line" svg:x1="8.4cm" svg:y1="8.6cm" svg:x2="9.6cm" svg:y2="15.374cm" draw:end-shape="id13" draw:end-glue-point="0" svg:d="M8400 8600l1200 6774">
          <text:p/>
        </draw:connector>
        <draw:connector draw:style-name="gr2" draw:text-style-name="P1" draw:layer="layout" draw:type="line" svg:x1="14.1cm" svg:y1="3.513cm" svg:x2="8.401cm" svg:y2="6.774cm" draw:start-shape="id14" draw:start-glue-point="3" svg:d="M14100 3513l-5699 3261">
          <text:p/>
        </draw:connector>
        <draw:connector draw:style-name="gr2" draw:text-style-name="P1" draw:layer="layout" draw:type="line" svg:x1="15cm" svg:y1="4.426cm" svg:x2="16.2cm" svg:y2="10.3cm" draw:start-shape="id14" draw:start-glue-point="2" draw:end-shape="id15" draw:end-glue-point="0" svg:d="M15000 4426l1200 5874">
          <text:p/>
        </draw:connector>
        <draw:connector draw:style-name="gr2" draw:text-style-name="P1" draw:layer="layout" draw:type="line" svg:x1="26.3cm" svg:y1="3.926cm" svg:x2="23.1cm" svg:y2="7.174cm" draw:start-shape="id16" draw:start-glue-point="2" draw:end-shape="id17" svg:d="M26300 3926l-3200 3248">
          <text:p/>
        </draw:connector>
        <draw:connector draw:style-name="gr2" draw:text-style-name="P1" draw:layer="layout" draw:type="line" svg:x1="22.2cm" svg:y1="8.087cm" svg:x2="17.1cm" svg:y2="11.213cm" draw:start-shape="id17" draw:start-glue-point="3" draw:end-shape="id15" draw:end-glue-point="1" svg:d="M22200 8087l-5100 3126">
          <text:p/>
        </draw:connector>
        <draw:connector draw:style-name="gr2" draw:text-style-name="P1" draw:layer="layout" draw:type="line" svg:x1="20.4cm" svg:y1="16.8cm" svg:x2="16.2cm" svg:y2="12.126cm" draw:start-shape="id18" draw:end-shape="id15" draw:end-glue-point="2" svg:d="M20400 16800l-4200-4674">
          <text:p/>
        </draw:connector>
        <draw:connector draw:style-name="gr2" draw:text-style-name="P1" draw:layer="layout" draw:type="line" svg:x1="15.9cm" svg:y1="3.513cm" svg:x2="25.4cm" svg:y2="3.013cm" draw:start-shape="id14" draw:start-glue-point="1" draw:end-shape="id16" draw:end-glue-point="3" svg:d="M15900 3513l9500-500">
          <text:p/>
        </draw:connector>
      </draw:page>
      <draw:page draw:name="page3" draw:style-name="dp1" draw:master-page-name="Standard">
        <draw:g xml:id="id25" draw:id="id25">
          <draw:ellipse draw:style-name="gr1" draw:text-style-name="P1" draw:layer="layout" svg:width="1.8cm" svg:height="1.7cm" svg:x="25.4cm" svg:y="2.174cm">
            <text:p/>
          </draw:ellipse>
          <draw:frame draw:style-name="gr3" draw:text-style-name="P2" draw:layer="layout" svg:width="1.285cm" svg:height="1.826cm" svg:x="25.7cm" svg:y="2.1cm">
            <draw:text-box>
              <text:p><text:span text:style-name="T1">9</text:span></text:p>
            </draw:text-box>
          </draw:frame>
        </draw:g>
        <draw:g xml:id="id22" draw:id="id22">
          <draw:ellipse draw:style-name="gr1" draw:text-style-name="P1" draw:layer="layout" svg:width="1.8cm" svg:height="1.7cm" svg:x="8.7cm" svg:y="15.448cm">
            <text:p/>
          </draw:ellipse>
          <draw:frame draw:style-name="gr3" draw:text-style-name="P2" draw:layer="layout" svg:width="1.4cm" svg:height="1.826cm" svg:x="9cm" svg:y="15.374cm">
            <draw:text-box>
              <text:p><text:span text:style-name="T1">8</text:span></text:p>
            </draw:text-box>
          </draw:frame>
        </draw:g>
        <draw:g xml:id="id24" draw:id="id24">
          <draw:ellipse draw:style-name="gr1" draw:text-style-name="P1" draw:layer="layout" svg:width="1.8cm" svg:height="1.7cm" svg:x="15.3cm" svg:y="10.374cm">
            <text:p/>
          </draw:ellipse>
          <draw:frame draw:style-name="gr3" draw:text-style-name="P2" draw:layer="layout" svg:width="1.285cm" svg:height="1.826cm" svg:x="15.6cm" svg:y="10.3cm">
            <draw:text-box>
              <text:p><text:span text:style-name="T1">7</text:span></text:p>
            </draw:text-box>
          </draw:frame>
        </draw:g>
        <draw:g xml:id="id20" draw:id="id20">
          <draw:ellipse draw:style-name="gr1" draw:text-style-name="P1" draw:layer="layout" svg:width="1.8cm" svg:height="1.698cm" draw:transform="skewX (-0.0500909495322278) rotate (-0.0500909495334148) translate (2.7cm 11.148cm)">
            <text:p/>
          </draw:ellipse>
          <draw:frame draw:style-name="gr3" draw:text-style-name="P2" draw:layer="layout" svg:width="1.285cm" svg:height="1.826cm" svg:x="3cm" svg:y="11.074cm">
            <draw:text-box>
              <text:p><text:span text:style-name="T1">6</text:span></text:p>
            </draw:text-box>
          </draw:frame>
        </draw:g>
        <draw:g xml:id="id27" draw:id="id27">
          <draw:ellipse draw:style-name="gr1" draw:text-style-name="P1" draw:layer="layout" svg:width="1.8cm" svg:height="1.7cm" svg:x="19.5cm" svg:y="16.874cm">
            <text:p/>
          </draw:ellipse>
          <draw:frame draw:style-name="gr3" draw:text-style-name="P2" draw:layer="layout" svg:width="1.285cm" svg:height="1.826cm" svg:x="19.8cm" svg:y="16.8cm">
            <draw:text-box>
              <text:p><text:span text:style-name="T1">4</text:span></text:p>
            </draw:text-box>
          </draw:frame>
        </draw:g>
        <draw:g xml:id="id26" draw:id="id26">
          <draw:ellipse draw:style-name="gr1" draw:text-style-name="P1" draw:layer="layout" svg:width="1.8cm" svg:height="1.7cm" svg:x="22.2cm" svg:y="7.248cm">
            <text:p/>
          </draw:ellipse>
          <draw:frame draw:style-name="gr3" draw:text-style-name="P2" draw:layer="layout" svg:width="1.285cm" svg:height="1.826cm" svg:x="22.5cm" svg:y="7.174cm">
            <draw:text-box>
              <text:p><text:span text:style-name="T1">5</text:span></text:p>
            </draw:text-box>
          </draw:frame>
        </draw:g>
        <draw:g xml:id="id23" draw:id="id23">
          <draw:ellipse draw:style-name="gr1" draw:text-style-name="P1" draw:layer="layout" svg:width="1.8cm" svg:height="1.7cm" svg:x="14.1cm" svg:y="2.674cm">
            <text:p/>
          </draw:ellipse>
          <draw:frame draw:style-name="gr3" draw:text-style-name="P2" draw:layer="layout" svg:width="1.285cm" svg:height="1.826cm" svg:x="14.4cm" svg:y="2.6cm">
            <draw:text-box>
              <text:p><text:span text:style-name="T1">2</text:span></text:p>
            </draw:text-box>
          </draw:frame>
        </draw:g>
        <draw:g xml:id="id21" draw:id="id21">
          <draw:ellipse draw:style-name="gr1" draw:text-style-name="P1" draw:layer="layout" svg:width="1.8cm" svg:height="1.7cm" svg:x="7.5cm" svg:y="6.848cm">
            <text:p/>
          </draw:ellipse>
          <draw:frame draw:style-name="gr3" draw:text-style-name="P2" draw:layer="layout" svg:width="1.285cm" svg:height="1.826cm" svg:x="7.8cm" svg:y="6.774cm">
            <draw:text-box>
              <text:p><text:span text:style-name="T1">3</text:span></text:p>
            </draw:text-box>
          </draw:frame>
        </draw:g>
        <draw:g xml:id="id19" draw:id="id19">
          <draw:ellipse draw:style-name="gr1" draw:text-style-name="P1" draw:layer="layout" svg:width="1.8cm" svg:height="1.7cm" svg:x="2.5cm" svg:y="1.7cm">
            <text:p/>
          </draw:ellipse>
          <draw:frame draw:style-name="gr3" draw:text-style-name="P2" draw:layer="layout" svg:width="1.285cm" svg:height="1.826cm" svg:x="2.8cm" svg:y="1.626cm">
            <draw:text-box>
              <text:p><text:span text:style-name="T1">1</text:span></text:p>
            </draw:text-box>
          </draw:frame>
        </draw:g>
        <draw:connector draw:style-name="gr2" draw:text-style-name="P1" draw:layer="layout" draw:type="line" svg:x1="3.4cm" svg:y1="3.452cm" svg:x2="3.599cm" svg:y2="11.074cm" draw:start-shape="id19" draw:start-glue-point="2" draw:end-shape="id20" draw:end-glue-point="0" svg:d="M3400 3452l199 7622">
          <text:p/>
        </draw:connector>
        <draw:connector draw:style-name="gr2" draw:text-style-name="P1" draw:layer="layout" draw:type="line" svg:x1="8.4cm" svg:y1="8.6cm" svg:x2="3.6cm" svg:y2="11.074cm" draw:start-shape="id21" draw:start-glue-point="2" svg:d="M8400 8600l-4800 2474">
          <text:p/>
        </draw:connector>
        <draw:connector draw:style-name="gr2" draw:text-style-name="P1" draw:layer="layout" draw:type="line" svg:x1="3.401cm" svg:y1="3.452cm" svg:x2="8.4cm" svg:y2="6.774cm" draw:end-shape="id21" draw:end-glue-point="0" svg:d="M3401 3452l4999 3322">
          <text:p/>
        </draw:connector>
        <draw:connector draw:style-name="gr2" draw:text-style-name="P1" draw:layer="layout" draw:type="line" svg:x1="8.4cm" svg:y1="8.6cm" svg:x2="9.6cm" svg:y2="15.374cm" draw:end-shape="id22" draw:end-glue-point="0" svg:d="M8400 8600l1200 6774">
          <text:p/>
        </draw:connector>
        <draw:connector draw:style-name="gr2" draw:text-style-name="P1" draw:layer="layout" draw:type="line" svg:x1="14.1cm" svg:y1="3.513cm" svg:x2="8.401cm" svg:y2="6.774cm" draw:start-shape="id23" draw:start-glue-point="3" svg:d="M14100 3513l-5699 3261">
          <text:p/>
        </draw:connector>
        <draw:connector draw:style-name="gr2" draw:text-style-name="P1" draw:layer="layout" draw:type="line" svg:x1="15cm" svg:y1="4.426cm" svg:x2="16.2cm" svg:y2="10.3cm" draw:start-shape="id23" draw:start-glue-point="2" draw:end-shape="id24" draw:end-glue-point="0" svg:d="M15000 4426l1200 5874">
          <text:p/>
        </draw:connector>
        <draw:connector draw:style-name="gr2" draw:text-style-name="P1" draw:layer="layout" draw:type="line" svg:x1="26.3cm" svg:y1="3.926cm" svg:x2="23.1cm" svg:y2="7.174cm" draw:start-shape="id25" draw:start-glue-point="2" draw:end-shape="id26" svg:d="M26300 3926l-3200 3248">
          <text:p/>
        </draw:connector>
        <draw:connector draw:style-name="gr2" draw:text-style-name="P1" draw:layer="layout" draw:type="line" svg:x1="22.2cm" svg:y1="8.087cm" svg:x2="17.1cm" svg:y2="11.213cm" draw:start-shape="id26" draw:start-glue-point="3" draw:end-shape="id24" draw:end-glue-point="1" svg:d="M22200 8087l-5100 3126">
          <text:p/>
        </draw:connector>
        <draw:connector draw:style-name="gr2" draw:text-style-name="P1" draw:layer="layout" draw:type="line" svg:x1="20.4cm" svg:y1="16.8cm" svg:x2="16.2cm" svg:y2="12.126cm" draw:start-shape="id27" draw:end-shape="id24" draw:end-glue-point="2" svg:d="M20400 16800l-4200-4674">
          <text:p/>
        </draw:connector>
        <draw:connector draw:style-name="gr2" draw:text-style-name="P1" draw:layer="layout" draw:type="line" svg:x1="15.9cm" svg:y1="3.513cm" svg:x2="25.4cm" svg:y2="3.013cm" draw:start-shape="id23" draw:start-glue-point="1" draw:end-shape="id25" draw:end-glue-point="3" svg:d="M15900 3513l9500-500">
          <text:p/>
        </draw:connector>
        <draw:ellipse draw:style-name="gr4" draw:text-style-name="P3" draw:layer="layout" svg:width="2.4cm" svg:height="2.3cm" svg:x="2.2cm" svg:y="1.4cm">
          <text:p/>
        </draw:ellipse>
      </draw:page>
      <draw:page draw:name="page4" draw:style-name="dp1" draw:master-page-name="Standard">
        <draw:g xml:id="id34" draw:id="id34">
          <draw:ellipse draw:style-name="gr1" draw:text-style-name="P1" draw:layer="layout" svg:width="1.8cm" svg:height="1.7cm" svg:x="25.4cm" svg:y="2.174cm">
            <text:p/>
          </draw:ellipse>
          <draw:frame draw:style-name="gr3" draw:text-style-name="P2" draw:layer="layout" svg:width="1.285cm" svg:height="1.826cm" svg:x="25.7cm" svg:y="2.1cm">
            <draw:text-box>
              <text:p><text:span text:style-name="T1">9</text:span></text:p>
            </draw:text-box>
          </draw:frame>
        </draw:g>
        <draw:g xml:id="id31" draw:id="id31">
          <draw:ellipse draw:style-name="gr1" draw:text-style-name="P1" draw:layer="layout" svg:width="1.8cm" svg:height="1.7cm" svg:x="8.7cm" svg:y="15.448cm">
            <text:p/>
          </draw:ellipse>
          <draw:frame draw:style-name="gr3" draw:text-style-name="P2" draw:layer="layout" svg:width="1.4cm" svg:height="1.826cm" svg:x="9cm" svg:y="15.374cm">
            <draw:text-box>
              <text:p><text:span text:style-name="T1">8</text:span></text:p>
            </draw:text-box>
          </draw:frame>
        </draw:g>
        <draw:g xml:id="id33" draw:id="id33">
          <draw:ellipse draw:style-name="gr1" draw:text-style-name="P1" draw:layer="layout" svg:width="1.8cm" svg:height="1.7cm" svg:x="15.3cm" svg:y="10.374cm">
            <text:p/>
          </draw:ellipse>
          <draw:frame draw:style-name="gr3" draw:text-style-name="P2" draw:layer="layout" svg:width="1.285cm" svg:height="1.826cm" svg:x="15.6cm" svg:y="10.3cm">
            <draw:text-box>
              <text:p><text:span text:style-name="T1">7</text:span></text:p>
            </draw:text-box>
          </draw:frame>
        </draw:g>
        <draw:g xml:id="id29" draw:id="id29">
          <draw:ellipse draw:style-name="gr1" draw:text-style-name="P1" draw:layer="layout" svg:width="1.8cm" svg:height="1.698cm" draw:transform="skewX (-0.0500909495322278) rotate (-0.0500909495334148) translate (2.7cm 11.148cm)">
            <text:p/>
          </draw:ellipse>
          <draw:frame draw:style-name="gr3" draw:text-style-name="P2" draw:layer="layout" svg:width="1.285cm" svg:height="1.826cm" svg:x="3cm" svg:y="11.074cm">
            <draw:text-box>
              <text:p><text:span text:style-name="T1">6</text:span></text:p>
            </draw:text-box>
          </draw:frame>
        </draw:g>
        <draw:g xml:id="id36" draw:id="id36">
          <draw:ellipse draw:style-name="gr1" draw:text-style-name="P1" draw:layer="layout" svg:width="1.8cm" svg:height="1.7cm" svg:x="19.5cm" svg:y="16.874cm">
            <text:p/>
          </draw:ellipse>
          <draw:frame draw:style-name="gr3" draw:text-style-name="P2" draw:layer="layout" svg:width="1.285cm" svg:height="1.826cm" svg:x="19.8cm" svg:y="16.8cm">
            <draw:text-box>
              <text:p><text:span text:style-name="T1">4</text:span></text:p>
            </draw:text-box>
          </draw:frame>
        </draw:g>
        <draw:g xml:id="id35" draw:id="id35">
          <draw:ellipse draw:style-name="gr1" draw:text-style-name="P1" draw:layer="layout" svg:width="1.8cm" svg:height="1.7cm" svg:x="22.2cm" svg:y="7.248cm">
            <text:p/>
          </draw:ellipse>
          <draw:frame draw:style-name="gr3" draw:text-style-name="P2" draw:layer="layout" svg:width="1.285cm" svg:height="1.826cm" svg:x="22.5cm" svg:y="7.174cm">
            <draw:text-box>
              <text:p><text:span text:style-name="T1">5</text:span></text:p>
            </draw:text-box>
          </draw:frame>
        </draw:g>
        <draw:g xml:id="id32" draw:id="id32">
          <draw:ellipse draw:style-name="gr1" draw:text-style-name="P1" draw:layer="layout" svg:width="1.8cm" svg:height="1.7cm" svg:x="14.1cm" svg:y="2.674cm">
            <text:p/>
          </draw:ellipse>
          <draw:frame draw:style-name="gr3" draw:text-style-name="P2" draw:layer="layout" svg:width="1.285cm" svg:height="1.826cm" svg:x="14.4cm" svg:y="2.6cm">
            <draw:text-box>
              <text:p><text:span text:style-name="T1">2</text:span></text:p>
            </draw:text-box>
          </draw:frame>
        </draw:g>
        <draw:g xml:id="id30" draw:id="id30">
          <draw:ellipse draw:style-name="gr1" draw:text-style-name="P1" draw:layer="layout" svg:width="1.8cm" svg:height="1.7cm" svg:x="7.5cm" svg:y="6.848cm">
            <text:p/>
          </draw:ellipse>
          <draw:frame draw:style-name="gr3" draw:text-style-name="P2" draw:layer="layout" svg:width="1.285cm" svg:height="1.826cm" svg:x="7.8cm" svg:y="6.774cm">
            <draw:text-box>
              <text:p><text:span text:style-name="T1">3</text:span></text:p>
            </draw:text-box>
          </draw:frame>
        </draw:g>
        <draw:connector draw:style-name="gr2" draw:text-style-name="P1" draw:layer="layout" draw:type="line" svg:x1="3.4cm" svg:y1="3.452cm" svg:x2="3.599cm" svg:y2="11.074cm" draw:start-shape="id28" draw:start-glue-point="2" draw:end-shape="id29" draw:end-glue-point="0" svg:d="M3400 3452l199 7622">
          <text:p/>
        </draw:connector>
        <draw:connector draw:style-name="gr2" draw:text-style-name="P1" draw:layer="layout" draw:type="line" svg:x1="8.4cm" svg:y1="8.6cm" svg:x2="3.6cm" svg:y2="11.074cm" draw:start-shape="id30" draw:start-glue-point="2" svg:d="M8400 8600l-4800 2474">
          <text:p/>
        </draw:connector>
        <draw:connector draw:style-name="gr2" draw:text-style-name="P1" draw:layer="layout" draw:type="line" svg:x1="3.401cm" svg:y1="3.452cm" svg:x2="8.4cm" svg:y2="6.774cm" draw:end-shape="id30" draw:end-glue-point="0" svg:d="M3401 3452l4999 3322">
          <text:p/>
        </draw:connector>
        <draw:connector draw:style-name="gr2" draw:text-style-name="P1" draw:layer="layout" draw:type="line" svg:x1="8.4cm" svg:y1="8.6cm" svg:x2="9.6cm" svg:y2="15.374cm" draw:end-shape="id31" draw:end-glue-point="0" svg:d="M8400 8600l1200 6774">
          <text:p/>
        </draw:connector>
        <draw:connector draw:style-name="gr2" draw:text-style-name="P1" draw:layer="layout" draw:type="line" svg:x1="14.1cm" svg:y1="3.513cm" svg:x2="8.401cm" svg:y2="6.774cm" draw:start-shape="id32" draw:start-glue-point="3" svg:d="M14100 3513l-5699 3261">
          <text:p/>
        </draw:connector>
        <draw:connector draw:style-name="gr2" draw:text-style-name="P1" draw:layer="layout" draw:type="line" svg:x1="15cm" svg:y1="4.426cm" svg:x2="16.2cm" svg:y2="10.3cm" draw:start-shape="id32" draw:start-glue-point="2" draw:end-shape="id33" draw:end-glue-point="0" svg:d="M15000 4426l1200 5874">
          <text:p/>
        </draw:connector>
        <draw:connector draw:style-name="gr2" draw:text-style-name="P1" draw:layer="layout" draw:type="line" svg:x1="26.3cm" svg:y1="3.926cm" svg:x2="23.1cm" svg:y2="7.174cm" draw:start-shape="id34" draw:start-glue-point="2" draw:end-shape="id35" svg:d="M26300 3926l-3200 3248">
          <text:p/>
        </draw:connector>
        <draw:connector draw:style-name="gr2" draw:text-style-name="P1" draw:layer="layout" draw:type="line" svg:x1="22.2cm" svg:y1="8.087cm" svg:x2="17.1cm" svg:y2="11.213cm" draw:start-shape="id35" draw:start-glue-point="3" draw:end-shape="id33" draw:end-glue-point="1" svg:d="M22200 8087l-5100 3126">
          <text:p/>
        </draw:connector>
        <draw:connector draw:style-name="gr2" draw:text-style-name="P1" draw:layer="layout" draw:type="line" svg:x1="20.4cm" svg:y1="16.8cm" svg:x2="16.2cm" svg:y2="12.126cm" draw:start-shape="id36" draw:end-shape="id33" draw:end-glue-point="2" svg:d="M20400 16800l-4200-4674">
          <text:p/>
        </draw:connector>
        <draw:connector draw:style-name="gr2" draw:text-style-name="P1" draw:layer="layout" draw:type="line" svg:x1="15.9cm" svg:y1="3.513cm" svg:x2="25.4cm" svg:y2="3.013cm" draw:start-shape="id32" draw:start-glue-point="1" draw:end-shape="id34" draw:end-glue-point="3" svg:d="M15900 3513l9500-500">
          <text:p/>
        </draw:connector>
        <draw:g>
          <draw:g xml:id="id28" draw:id="id28">
            <draw:ellipse draw:style-name="gr1" draw:text-style-name="P1" draw:layer="layout" svg:width="1.8cm" svg:height="1.7cm" svg:x="2.5cm" svg:y="1.7cm">
              <text:p/>
            </draw:ellipse>
            <draw:frame draw:style-name="gr3" draw:text-style-name="P2" draw:layer="layout" svg:width="1.285cm" svg:height="1.826cm" svg:x="2.8cm" svg:y="1.626cm">
              <draw:text-box>
                <text:p><text:span text:style-name="T1">1</text:span></text:p>
              </draw:text-box>
            </draw:frame>
          </draw:g>
          <draw:ellipse draw:style-name="gr5" draw:text-style-name="P3" draw:layer="layout" svg:width="2.4cm" svg:height="2.3cm" svg:x="2.2cm" svg:y="1.4cm">
            <text:p/>
          </draw:ellipse>
        </draw:g>
        <draw:path draw:style-name="gr6" draw:text-style-name="P1" draw:layer="layout" svg:width="9.399cm" svg:height="12.199cm" svg:x="0.3cm" svg:y="1cm" svg:viewBox="0 0 9400 12200" svg:d="M3800 0c2665 0 5600 2642 5600 6100s-3035 6100-5700 6100-3700-2642-3700-6100 1135-6100 3800-6100z">
          <text:p/>
        </draw:path>
        <draw:custom-shape draw:style-name="gr7" draw:text-style-name="P1" draw:layer="layout" svg:width="2.3cm" svg:height="2.3cm" svg:x="13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g xml:id="id40" draw:id="id40">
          <draw:ellipse draw:style-name="gr1" draw:text-style-name="P1" draw:layer="layout" svg:width="1.8cm" svg:height="1.7cm" svg:x="25.4cm" svg:y="2.174cm">
            <text:p/>
          </draw:ellipse>
          <draw:frame draw:style-name="gr3" draw:text-style-name="P2" draw:layer="layout" svg:width="1.285cm" svg:height="1.826cm" svg:x="25.7cm" svg:y="2.1cm">
            <draw:text-box>
              <text:p><text:span text:style-name="T1">9</text:span></text:p>
            </draw:text-box>
          </draw:frame>
        </draw:g>
        <draw:g xml:id="id37" draw:id="id37">
          <draw:ellipse draw:style-name="gr1" draw:text-style-name="P1" draw:layer="layout" svg:width="1.8cm" svg:height="1.7cm" svg:x="8.7cm" svg:y="15.448cm">
            <text:p/>
          </draw:ellipse>
          <draw:frame draw:style-name="gr3" draw:text-style-name="P2" draw:layer="layout" svg:width="1.4cm" svg:height="1.826cm" svg:x="9cm" svg:y="15.374cm">
            <draw:text-box>
              <text:p><text:span text:style-name="T1">8</text:span></text:p>
            </draw:text-box>
          </draw:frame>
        </draw:g>
        <draw:g xml:id="id39" draw:id="id39">
          <draw:ellipse draw:style-name="gr1" draw:text-style-name="P1" draw:layer="layout" svg:width="1.8cm" svg:height="1.7cm" svg:x="15.3cm" svg:y="10.374cm">
            <text:p/>
          </draw:ellipse>
          <draw:frame draw:style-name="gr3" draw:text-style-name="P2" draw:layer="layout" svg:width="1.285cm" svg:height="1.826cm" svg:x="15.6cm" svg:y="10.3cm">
            <draw:text-box>
              <text:p><text:span text:style-name="T1">7</text:span></text:p>
            </draw:text-box>
          </draw:frame>
        </draw:g>
        <draw:g xml:id="id41" draw:id="id41">
          <draw:ellipse draw:style-name="gr1" draw:text-style-name="P1" draw:layer="layout" svg:width="1.8cm" svg:height="1.7cm" svg:x="22.2cm" svg:y="7.248cm">
            <text:p/>
          </draw:ellipse>
          <draw:frame draw:style-name="gr3" draw:text-style-name="P2" draw:layer="layout" svg:width="1.285cm" svg:height="1.826cm" svg:x="22.5cm" svg:y="7.174cm">
            <draw:text-box>
              <text:p><text:span text:style-name="T1">5</text:span></text:p>
            </draw:text-box>
          </draw:frame>
        </draw:g>
        <draw:connector draw:style-name="gr2" draw:text-style-name="P1" draw:layer="layout" draw:type="line" svg:x1="8.4cm" svg:y1="8.6cm" svg:x2="9.6cm" svg:y2="15.374cm" draw:end-shape="id37" draw:end-glue-point="0" svg:d="M8400 8600l1200 6774">
          <text:p/>
        </draw:connector>
        <draw:connector draw:style-name="gr2" draw:text-style-name="P1" draw:layer="layout" draw:type="line" svg:x1="14.1cm" svg:y1="3.513cm" svg:x2="8.401cm" svg:y2="6.774cm" draw:start-shape="id38" draw:start-glue-point="3" svg:d="M14100 3513l-5699 3261">
          <text:p/>
        </draw:connector>
        <draw:connector draw:style-name="gr2" draw:text-style-name="P1" draw:layer="layout" draw:type="line" svg:x1="15cm" svg:y1="4.426cm" svg:x2="16.2cm" svg:y2="10.3cm" draw:start-shape="id38" draw:start-glue-point="2" draw:end-shape="id39" draw:end-glue-point="0" svg:d="M15000 4426l1200 5874">
          <text:p/>
        </draw:connector>
        <draw:connector draw:style-name="gr2" draw:text-style-name="P1" draw:layer="layout" draw:type="line" svg:x1="26.3cm" svg:y1="3.926cm" svg:x2="23.1cm" svg:y2="7.174cm" draw:start-shape="id40" draw:start-glue-point="2" draw:end-shape="id41" svg:d="M26300 3926l-3200 3248">
          <text:p/>
        </draw:connector>
        <draw:connector draw:style-name="gr2" draw:text-style-name="P1" draw:layer="layout" draw:type="line" svg:x1="22.2cm" svg:y1="8.087cm" svg:x2="17.1cm" svg:y2="11.213cm" draw:start-shape="id41" draw:start-glue-point="3" draw:end-shape="id39" draw:end-glue-point="1" svg:d="M22200 8087l-5100 3126">
          <text:p/>
        </draw:connector>
        <draw:connector draw:style-name="gr2" draw:text-style-name="P1" draw:layer="layout" draw:type="line" svg:x1="20.4cm" svg:y1="16.8cm" svg:x2="16.2cm" svg:y2="12.126cm" draw:start-shape="id42" draw:end-shape="id39" draw:end-glue-point="2" svg:d="M20400 16800l-4200-4674">
          <text:p/>
        </draw:connector>
        <draw:connector draw:style-name="gr2" draw:text-style-name="P1" draw:layer="layout" draw:type="line" svg:x1="15.9cm" svg:y1="3.513cm" svg:x2="25.4cm" svg:y2="3.013cm" draw:start-shape="id38" draw:start-glue-point="1" draw:end-shape="id40" draw:end-glue-point="3" svg:d="M15900 3513l9500-500">
          <text:p/>
        </draw:connector>
        <draw:g>
          <draw:g xml:id="id44" draw:id="id44">
            <draw:ellipse draw:style-name="gr1" draw:text-style-name="P1" draw:layer="layout" svg:width="1.8cm" svg:height="1.698cm" draw:transform="skewX (-0.0500909495322278) rotate (-0.0500909495334148) translate (2.7cm 11.148cm)">
              <text:p/>
            </draw:ellipse>
            <draw:frame draw:style-name="gr3" draw:text-style-name="P2" draw:layer="layout" svg:width="1.285cm" svg:height="1.826cm" svg:x="3cm" svg:y="11.074cm">
              <draw:text-box>
                <text:p><text:span text:style-name="T1">6</text:span></text:p>
              </draw:text-box>
            </draw:frame>
          </draw:g>
          <draw:g xml:id="id45" draw:id="id45">
            <draw:ellipse draw:style-name="gr1" draw:text-style-name="P1" draw:layer="layout" svg:width="1.8cm" svg:height="1.7cm" svg:x="7.5cm" svg:y="6.848cm">
              <text:p/>
            </draw:ellipse>
            <draw:frame draw:style-name="gr3" draw:text-style-name="P2" draw:layer="layout" svg:width="1.285cm" svg:height="1.826cm" svg:x="7.8cm" svg:y="6.774cm">
              <draw:text-box>
                <text:p><text:span text:style-name="T1">3</text:span></text:p>
              </draw:text-box>
            </draw:frame>
          </draw:g>
          <draw:connector draw:style-name="gr2" draw:text-style-name="P1" draw:layer="layout" draw:type="line" svg:x1="3.4cm" svg:y1="3.452cm" svg:x2="3.599cm" svg:y2="11.074cm" draw:start-shape="id43" draw:start-glue-point="2" draw:end-shape="id44" draw:end-glue-point="0" svg:d="M3400 3452l199 7622">
            <text:p/>
          </draw:connector>
          <draw:connector draw:style-name="gr2" draw:text-style-name="P1" draw:layer="layout" draw:type="line" svg:x1="8.4cm" svg:y1="8.6cm" svg:x2="3.6cm" svg:y2="11.074cm" draw:start-shape="id45" draw:start-glue-point="2" svg:d="M8400 8600l-4800 2474">
            <text:p/>
          </draw:connector>
          <draw:connector draw:style-name="gr2" draw:text-style-name="P1" draw:layer="layout" draw:type="line" svg:x1="3.401cm" svg:y1="3.452cm" svg:x2="8.4cm" svg:y2="6.774cm" draw:end-shape="id45" draw:end-glue-point="0" svg:d="M3401 3452l4999 3322">
            <text:p/>
          </draw:connector>
          <draw:g>
            <draw:g xml:id="id43" draw:id="id43">
              <draw:ellipse draw:style-name="gr1" draw:text-style-name="P1" draw:layer="layout" svg:width="1.8cm" svg:height="1.7cm" svg:x="2.5cm" svg:y="1.7cm">
                <text:p/>
              </draw:ellipse>
              <draw:frame draw:style-name="gr3" draw:text-style-name="P2" draw:layer="layout" svg:width="1.285cm" svg:height="1.826cm" svg:x="2.8cm" svg:y="1.626cm">
                <draw:text-box>
                  <text:p><text:span text:style-name="T1">1</text:span></text:p>
                </draw:text-box>
              </draw:frame>
            </draw:g>
            <draw:ellipse draw:style-name="gr8" draw:text-style-name="P3" draw:layer="layout" svg:width="2.4cm" svg:height="2.3cm" svg:x="2.2cm" svg:y="1.4cm">
              <text:p/>
            </draw:ellipse>
          </draw:g>
          <draw:path draw:style-name="gr6" draw:text-style-name="P1" draw:layer="layout" svg:width="9.399cm" svg:height="12.199cm" svg:x="0.3cm" svg:y="1cm" svg:viewBox="0 0 9400 12200" svg:d="M3800 0c2665 0 5600 2642 5600 6100s-3035 6100-5700 6100-3700-2642-3700-6100 1135-6100 3800-6100z">
            <text:p/>
          </draw:path>
        </draw:g>
        <draw:g>
          <draw:g xml:id="id38" draw:id="id38">
            <draw:ellipse draw:style-name="gr1" draw:text-style-name="P1" draw:layer="layout" svg:width="1.8cm" svg:height="1.7cm" svg:x="14.1cm" svg:y="2.674cm">
              <text:p/>
            </draw:ellipse>
            <draw:frame draw:style-name="gr3" draw:text-style-name="P2" draw:layer="layout" svg:width="1.285cm" svg:height="1.826cm" svg:x="14.4cm" svg:y="2.6cm">
              <draw:text-box>
                <text:p><text:span text:style-name="T1">2</text:span></text:p>
              </draw:text-box>
            </draw:frame>
          </draw:g>
          <draw:custom-shape draw:style-name="gr9" draw:text-style-name="P1" draw:layer="layout" svg:width="2.3cm" svg:height="2.3cm" svg:x="13.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0" draw:text-style-name="P3" draw:layer="layout" svg:width="14.329cm" svg:height="11.648cm" svg:x="13.27cm" svg:y="1.051cm" svg:viewBox="0 0 14330 11649" svg:d="M6130 4349c-1500 1000-456 7279-3100 7300-3194 26-3400-8400-2700-10100 800-2000 14000-2231 14000 300 0 2494-6700 1500-8200 2500z">
          <text:p/>
        </draw:path>
        <draw:g>
          <draw:g xml:id="id42" draw:id="id42">
            <draw:ellipse draw:style-name="gr1" draw:text-style-name="P1" draw:layer="layout" svg:width="1.8cm" svg:height="1.7cm" svg:x="19.5cm" svg:y="16.874cm">
              <text:p/>
            </draw:ellipse>
            <draw:frame draw:style-name="gr3" draw:text-style-name="P2" draw:layer="layout" svg:width="1.285cm" svg:height="1.826cm" svg:x="19.8cm" svg:y="16.8cm">
              <draw:text-box>
                <text:p><text:span text:style-name="T1">4</text:span></text:p>
              </draw:text-box>
            </draw:frame>
          </draw:g>
          <draw:custom-shape draw:style-name="gr11" draw:text-style-name="P1" draw:layer="layout" svg:width="2.7cm" svg:height="2.6cm" svg:x="19.1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" draw:text-style-name="P3" draw:layer="layout" svg:width="11.423cm" svg:height="16.879cm" svg:x="0.025cm" svg:y="0.737cm" svg:viewBox="0 0 11424 16880" svg:d="M1375 12463c-1288-3862-2475-8917 400-11800 2246-2252 7848 1845 8300 3200 451 1355 2611 12806 300 13000s-7943-1232-9000-4400z">
          <text:p/>
        </draw:path>
      </draw:page>
      <draw:page draw:name="page6" draw:style-name="dp1" draw:master-page-name="Standard">
        <draw:g xml:id="id50" draw:id="id50">
          <draw:ellipse draw:style-name="gr1" draw:text-style-name="P1" draw:layer="layout" svg:width="1.8cm" svg:height="1.7cm" svg:x="25.4cm" svg:y="2.174cm">
            <text:p/>
          </draw:ellipse>
          <draw:frame draw:style-name="gr3" draw:text-style-name="P2" draw:layer="layout" svg:width="1.285cm" svg:height="1.826cm" svg:x="25.7cm" svg:y="2.1cm">
            <draw:text-box>
              <text:p><text:span text:style-name="T1">9</text:span></text:p>
            </draw:text-box>
          </draw:frame>
        </draw:g>
        <draw:g xml:id="id48" draw:id="id48">
          <draw:ellipse draw:style-name="gr1" draw:text-style-name="P1" draw:layer="layout" svg:width="1.8cm" svg:height="1.7cm" svg:x="8.7cm" svg:y="15.448cm">
            <text:p/>
          </draw:ellipse>
          <draw:frame draw:style-name="gr3" draw:text-style-name="P2" draw:layer="layout" svg:width="1.4cm" svg:height="1.826cm" svg:x="9cm" svg:y="15.374cm">
            <draw:text-box>
              <text:p><text:span text:style-name="T1">8</text:span></text:p>
            </draw:text-box>
          </draw:frame>
        </draw:g>
        <draw:g xml:id="id49" draw:id="id49">
          <draw:ellipse draw:style-name="gr1" draw:text-style-name="P1" draw:layer="layout" svg:width="1.8cm" svg:height="1.7cm" svg:x="15.3cm" svg:y="10.374cm">
            <text:p/>
          </draw:ellipse>
          <draw:frame draw:style-name="gr3" draw:text-style-name="P2" draw:layer="layout" svg:width="1.285cm" svg:height="1.826cm" svg:x="15.6cm" svg:y="10.3cm">
            <draw:text-box>
              <text:p><text:span text:style-name="T1">7</text:span></text:p>
            </draw:text-box>
          </draw:frame>
        </draw:g>
        <draw:g xml:id="id46" draw:id="id46">
          <draw:ellipse draw:style-name="gr1" draw:text-style-name="P1" draw:layer="layout" svg:width="1.8cm" svg:height="1.698cm" draw:transform="skewX (-0.0500909495322278) rotate (-0.0500909495334148) translate (2.7cm 11.148cm)">
            <text:p/>
          </draw:ellipse>
          <draw:frame draw:style-name="gr3" draw:text-style-name="P2" draw:layer="layout" svg:width="1.285cm" svg:height="1.826cm" svg:x="3cm" svg:y="11.074cm">
            <draw:text-box>
              <text:p><text:span text:style-name="T1">6</text:span></text:p>
            </draw:text-box>
          </draw:frame>
        </draw:g>
        <draw:g xml:id="id51" draw:id="id51">
          <draw:ellipse draw:style-name="gr1" draw:text-style-name="P1" draw:layer="layout" svg:width="1.8cm" svg:height="1.7cm" svg:x="22.2cm" svg:y="7.248cm">
            <text:p/>
          </draw:ellipse>
          <draw:frame draw:style-name="gr3" draw:text-style-name="P2" draw:layer="layout" svg:width="1.285cm" svg:height="1.826cm" svg:x="22.5cm" svg:y="7.174cm">
            <draw:text-box>
              <text:p><text:span text:style-name="T1">5</text:span></text:p>
            </draw:text-box>
          </draw:frame>
        </draw:g>
        <draw:g xml:id="id47" draw:id="id47">
          <draw:ellipse draw:style-name="gr1" draw:text-style-name="P1" draw:layer="layout" svg:width="1.8cm" svg:height="1.7cm" svg:x="7.5cm" svg:y="6.848cm">
            <text:p/>
          </draw:ellipse>
          <draw:frame draw:style-name="gr3" draw:text-style-name="P2" draw:layer="layout" svg:width="1.285cm" svg:height="1.826cm" svg:x="7.8cm" svg:y="6.774cm">
            <draw:text-box>
              <text:p><text:span text:style-name="T1">3</text:span></text:p>
            </draw:text-box>
          </draw:frame>
        </draw:g>
        <draw:connector draw:style-name="gr2" draw:text-style-name="P1" draw:layer="layout" draw:type="line" svg:x1="3.4cm" svg:y1="3.452cm" svg:x2="3.599cm" svg:y2="11.074cm" draw:end-shape="id46" draw:end-glue-point="0" svg:d="M3400 3452l199 7622">
          <text:p/>
        </draw:connector>
        <draw:connector draw:style-name="gr2" draw:text-style-name="P1" draw:layer="layout" draw:type="line" svg:x1="8.4cm" svg:y1="8.6cm" svg:x2="3.6cm" svg:y2="11.074cm" draw:start-shape="id47" draw:start-glue-point="2" svg:d="M8400 8600l-4800 2474">
          <text:p/>
        </draw:connector>
        <draw:connector draw:style-name="gr2" draw:text-style-name="P1" draw:layer="layout" draw:type="line" svg:x1="3.401cm" svg:y1="3.452cm" svg:x2="8.4cm" svg:y2="6.774cm" draw:end-shape="id47" draw:end-glue-point="0" svg:d="M3401 3452l4999 3322">
          <text:p/>
        </draw:connector>
        <draw:connector draw:style-name="gr2" draw:text-style-name="P1" draw:layer="layout" draw:type="line" svg:x1="8.4cm" svg:y1="8.6cm" svg:x2="9.6cm" svg:y2="15.374cm" draw:end-shape="id48" draw:end-glue-point="0" svg:d="M8400 8600l1200 6774">
          <text:p/>
        </draw:connector>
        <draw:connector draw:style-name="gr2" draw:text-style-name="P1" draw:layer="layout" draw:type="line" svg:x1="14.1cm" svg:y1="3.513cm" svg:x2="8.401cm" svg:y2="6.774cm" svg:d="M14100 3513l-5699 3261">
          <text:p/>
        </draw:connector>
        <draw:connector draw:style-name="gr2" draw:text-style-name="P1" draw:layer="layout" draw:type="line" svg:x1="15cm" svg:y1="4.426cm" svg:x2="16.2cm" svg:y2="10.3cm" draw:end-shape="id49" draw:end-glue-point="0" svg:d="M15000 4426l1200 5874">
          <text:p/>
        </draw:connector>
        <draw:connector draw:style-name="gr2" draw:text-style-name="P1" draw:layer="layout" draw:type="line" svg:x1="26.3cm" svg:y1="3.926cm" svg:x2="23.1cm" svg:y2="7.174cm" draw:start-shape="id50" draw:start-glue-point="2" draw:end-shape="id51" svg:d="M26300 3926l-3200 3248">
          <text:p/>
        </draw:connector>
        <draw:connector draw:style-name="gr2" draw:text-style-name="P1" draw:layer="layout" draw:type="line" svg:x1="22.2cm" svg:y1="8.087cm" svg:x2="17.1cm" svg:y2="11.213cm" draw:start-shape="id51" draw:start-glue-point="3" draw:end-shape="id49" draw:end-glue-point="1" svg:d="M22200 8087l-5100 3126">
          <text:p/>
        </draw:connector>
        <draw:connector draw:style-name="gr2" draw:text-style-name="P1" draw:layer="layout" draw:type="line" svg:x1="20.4cm" svg:y1="16.8cm" svg:x2="16.2cm" svg:y2="12.126cm" draw:end-shape="id49" draw:end-glue-point="2" svg:d="M20400 16800l-4200-4674">
          <text:p/>
        </draw:connector>
        <draw:connector draw:style-name="gr2" draw:text-style-name="P1" draw:layer="layout" draw:type="line" svg:x1="15.9cm" svg:y1="3.513cm" svg:x2="25.4cm" svg:y2="3.013cm" draw:end-shape="id50" draw:end-glue-point="3" svg:d="M15900 3513l9500-500">
          <text:p/>
        </draw:connector>
        <draw:g>
          <draw:g>
            <draw:ellipse draw:style-name="gr1" draw:text-style-name="P1" draw:layer="layout" svg:width="1.8cm" svg:height="1.7cm" svg:x="2.5cm" svg:y="1.7cm">
              <text:p/>
            </draw:ellipse>
            <draw:frame draw:style-name="gr3" draw:text-style-name="P2" draw:layer="layout" svg:width="1.285cm" svg:height="1.826cm" svg:x="2.8cm" svg:y="1.626cm">
              <draw:text-box>
                <text:p><text:span text:style-name="T1">1</text:span></text:p>
              </draw:text-box>
            </draw:frame>
          </draw:g>
          <draw:ellipse draw:style-name="gr8" draw:text-style-name="P3" draw:layer="layout" svg:width="2.4cm" svg:height="2.3cm" svg:x="2.2cm" svg:y="1.4cm">
            <text:p/>
          </draw:ellipse>
        </draw:g>
        <draw:path draw:style-name="gr12" draw:text-style-name="P1" draw:layer="layout" svg:width="9.399cm" svg:height="12.199cm" svg:x="0.3cm" svg:y="1cm" svg:viewBox="0 0 9400 12200" svg:d="M3800 0c2665 0 5600 2642 5600 6100s-3035 6100-5700 6100-3700-2642-3700-6100 1135-6100 3800-6100z">
          <text:p/>
        </draw:path>
        <draw:g>
          <draw:g>
            <draw:ellipse draw:style-name="gr1" draw:text-style-name="P1" draw:layer="layout" svg:width="1.8cm" svg:height="1.7cm" svg:x="14.1cm" svg:y="2.674cm">
              <text:p/>
            </draw:ellipse>
            <draw:frame draw:style-name="gr3" draw:text-style-name="P2" draw:layer="layout" svg:width="1.285cm" svg:height="1.826cm" svg:x="14.4cm" svg:y="2.6cm">
              <draw:text-box>
                <text:p><text:span text:style-name="T1">2</text:span></text:p>
              </draw:text-box>
            </draw:frame>
          </draw:g>
          <draw:custom-shape draw:style-name="gr9" draw:text-style-name="P1" draw:layer="layout" svg:width="2.3cm" svg:height="2.3cm" svg:x="13.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ellipse draw:style-name="gr1" draw:text-style-name="P1" draw:layer="layout" svg:width="1.8cm" svg:height="1.7cm" svg:x="19.5cm" svg:y="16.874cm">
              <text:p/>
            </draw:ellipse>
            <draw:frame draw:style-name="gr3" draw:text-style-name="P2" draw:layer="layout" svg:width="1.285cm" svg:height="1.826cm" svg:x="19.8cm" svg:y="16.8cm">
              <draw:text-box>
                <text:p><text:span text:style-name="T1">4</text:span></text:p>
              </draw:text-box>
            </draw:frame>
          </draw:g>
          <draw:custom-shape draw:style-name="gr11" draw:text-style-name="P1" draw:layer="layout" svg:width="2.7cm" svg:height="2.6cm" svg:x="19.1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" draw:text-style-name="P3" draw:layer="layout" svg:width="11.423cm" svg:height="16.879cm" svg:x="0.025cm" svg:y="0.737cm" svg:viewBox="0 0 11424 16880" svg:d="M1375 12463c-1288-3862-2475-8917 400-11800 2246-2252 7848 1845 8300 3200 451 1355 2611 12806 300 13000s-7943-1232-9000-4400z">
          <text:p/>
        </draw:path>
        <draw:path draw:style-name="gr10" draw:text-style-name="P3" draw:layer="layout" svg:width="14.329cm" svg:height="11.648cm" svg:x="13.27cm" svg:y="1.052cm" svg:viewBox="0 0 14330 11649" svg:d="M6130 4349c-1500 1000-456 7279-3100 7300-3194 26-3400-8400-2700-10100 800-2000 14000-2231 14000 300 0 2494-6700 1500-8200 2500z">
          <text:p/>
        </draw:path>
        <draw:path draw:style-name="gr13" draw:text-style-name="P1" draw:layer="layout" svg:width="15.699cm" svg:height="11.914cm" svg:x="12.6cm" svg:y="0.985cm" svg:viewBox="0 0 15700 11915" svg:d="M6400 15c3232 0 9300-363 9300 2500s-8668 9400-11900 9400-3800-6237-3800-9100 3168-2800 6400-2800z">
          <text:p/>
        </draw:path>
      </draw:page>
      <draw:page draw:name="page7" draw:style-name="dp1" draw:master-page-name="Standard">
        <draw:connector draw:style-name="gr2" draw:text-style-name="P1" draw:layer="layout" draw:type="line" svg:x1="17.5cm" svg:y1="5.487cm" svg:x2="6.9cm" svg:y2="6.539cm" draw:start-shape="id52" draw:start-glue-point="3" draw:end-shape="id53" draw:end-glue-point="1" svg:d="M17500 5487l-10600 1052">
          <text:p/>
        </draw:connector>
        <draw:connector draw:style-name="gr2" draw:text-style-name="P1" draw:layer="layout" draw:type="line" svg:x1="18.4cm" svg:y1="6.4cm" svg:x2="20.4cm" svg:y2="14.974cm" draw:start-shape="id52" draw:start-glue-point="2" draw:end-shape="id54" draw:end-glue-point="0" svg:d="M18400 6400l2000 8574">
          <text:p/>
        </draw:connector>
        <draw:g xml:id="id53" draw:id="id53">
          <draw:g>
            <draw:ellipse draw:style-name="gr14" draw:text-style-name="P1" draw:layer="layout" svg:width="1.8cm" svg:height="1.7cm" svg:x="5.1cm" svg:y="5.7cm">
              <text:p/>
            </draw:ellipse>
            <draw:frame draw:style-name="gr3" draw:text-style-name="P2" draw:layer="layout" svg:width="1.285cm" svg:height="1.826cm" svg:x="5.4cm" svg:y="5.626cm">
              <draw:text-box>
                <text:p><text:span text:style-name="T1">1</text:span></text:p>
              </draw:text-box>
            </draw:frame>
          </draw:g>
        </draw:g>
        <draw:g xml:id="id52" draw:id="id52">
          <draw:g>
            <draw:ellipse draw:style-name="gr15" draw:text-style-name="P1" draw:layer="layout" svg:width="1.8cm" svg:height="1.7cm" svg:x="17.5cm" svg:y="4.648cm">
              <text:p/>
            </draw:ellipse>
            <draw:frame draw:style-name="gr3" draw:text-style-name="P2" draw:layer="layout" svg:width="1.285cm" svg:height="1.826cm" svg:x="17.8cm" svg:y="4.574cm">
              <draw:text-box>
                <text:p><text:span text:style-name="T1">2</text:span></text:p>
              </draw:text-box>
            </draw:frame>
          </draw:g>
        </draw:g>
        <draw:g xml:id="id54" draw:id="id54">
          <draw:ellipse draw:style-name="gr16" draw:text-style-name="P1" draw:layer="layout" svg:width="1.8cm" svg:height="1.7cm" svg:x="19.5cm" svg:y="15.048cm">
            <text:p/>
          </draw:ellipse>
          <draw:frame draw:style-name="gr3" draw:text-style-name="P2" draw:layer="layout" svg:width="1.285cm" svg:height="1.826cm" svg:x="19.8cm" svg:y="14.974cm">
            <draw:text-box>
              <text:p><text:span text:style-name="T1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lger Ebhart</meta:initial-creator>
    <meta:creation-date>2017-01-22T20:17:06.60</meta:creation-date>
    <meta:generator>OpenOffice/4.1.3$Win32 OpenOffice.org_project/413m1$Build-9783</meta:generator>
    <dc:date>2017-02-05T17:16:55.05</dc:date>
    <dc:creator>Holger Ebhart</dc:creator>
    <meta:editing-duration>PT58M5S</meta:editing-duration>
    <meta:editing-cycles>15</meta:editing-cycles>
    <meta:document-statistic meta:object-count="251"/>
  </office:meta>
</office:document-meta>
</file>